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_macr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llo</text:p>
          </table:table-cell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HelloWorld</text:p>
          </table:table-cell>
          <table:table-cell table:style-name="ce1" office:value-type="string" calcext:value-type="string">
            <text:p>HelloWorld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3210" calcext:value-type="float">
            <text:p>1232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2" calcext:value-type="float">
            <text:p>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20:42:10.497184042</meta:creation-date>
    <dc:date>2020-06-30T21:31:43.611776035</dc:date>
    <meta:editing-duration>PT19M1S</meta:editing-duration>
    <meta:editing-cycles>3</meta:editing-cycles>
    <meta:generator>LibreOffice_Vanilla/6.4.4.8$MacOSX_X86_64 LibreOffice_project/3d775be2011f3886db32dfd395a6a6d1ca2630ff</meta:generator>
    <meta:document-statistic meta:table-count="1" meta:cell-count="10" meta:object-count="0"/>
  </office:meta>
</office:document-meta>
</file>